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text-properties style:font-name="Segoe UI Semibold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 Semibold" fo:font-size="32pt" fo:font-style="normal" style:font-size-asian="32pt" style:font-style-asian="normal" style:font-size-complex="32pt" style:font-style-complex="normal"/>
    </style:style>
    <style:style style:name="T8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876cm" svg:height="3.062cm" svg:x="1.778cm" svg:y="0.762cm">
          <draw:text-box>
            <text:p text:style-name="P1"><text:span text:style-name="T1">Holy Gospel</text:span></text:p>
            <text:p text:style-name="P1"><text:span text:style-name="T2">Matthew 28:1-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4.76cm" svg:x="1.778cm" svg:y="0.762cm">
          <draw:text-box>
            <text:p><text:span text:style-name="T3">1</text:span><text:span text:style-name="T4">Now after the Sabbath, toward the dawn of the first day of the week, Mary Magdalene and the other Mary went to see the tomb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4.638cm" svg:height="7.766cm" svg:x="1.778cm" svg:y="0.762cm">
          <draw:text-box>
            <text:p><text:span text:style-name="T3">2</text:span><text:span text:style-name="T4">And behold, there was a great earthquake, for an angel of the Lord descended from heaven and came and rolled back the stone and sat on it. </text:span><text:span text:style-name="T3">3</text:span><text:span text:style-name="T4">His appearance was like lightning, and his clothing white as snow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24.638cm" svg:height="7.766cm" svg:x="1.778cm" svg:y="0.762cm">
          <draw:text-box>
            <text:p><text:span text:style-name="T3">4</text:span><text:span text:style-name="T4">And for fear of him the guards trembled and became like dead men. </text:span><text:span text:style-name="T3">5</text:span><text:span text:style-name="T4">But the angel said to the women, “Do not be afraid, for I know that you seek Jesus who was crucified. </text:span><text:span text:style-name="T3">6</text:span><text:span text:style-name="T4">He is not here, for he has risen, as he sai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4" draw:layer="layout" svg:width="24.638cm" svg:height="7.766cm" svg:x="1.778cm" svg:y="0.762cm">
          <draw:text-box>
            <text:p><text:span text:style-name="T4"><text:s/></text:span><text:span text:style-name="T4">Come, see the place where he lay. </text:span><text:span text:style-name="T3">7</text:span><text:span text:style-name="T4">Then go quickly and tell his disciples that he has risen from the dead, and behold, he is going before you to Galilee; there you will see him.</text:span><text:span text:style-name="T6"> See, I have told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4" draw:layer="layout" svg:width="24.638cm" svg:height="6.263cm" svg:x="1.778cm" svg:y="0.762cm">
          <draw:text-box>
            <text:p><text:span text:style-name="T3">8</text:span><text:span text:style-name="T4">So they departed quickly from the tomb with fear and great joy, and ran to tell his disciples. </text:span><text:span text:style-name="T3">9</text:span><text:span text:style-name="T4">And behold, Jesus met them and said, “Greetings!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6" draw:layer="layout" svg:width="24.638cm" svg:height="6.263cm" svg:x="1.778cm" svg:y="0.762cm">
          <draw:text-box>
            <text:p><text:span text:style-name="T4">And they came up and took hold of his feet and worshiped him. </text:span><text:span text:style-name="T3">10</text:span><text:span text:style-name="T4">Then Jesus said to them, “Do not be afraid; go and tell my brothers to go to Galilee, and there they will see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7" draw:layer="layout" svg:width="24.638cm" svg:height="3.257cm" svg:x="1.778cm" svg:y="0.762cm">
          <draw:text-box>
            <text:p><text:span text:style-name="T7">P: </text:span><text:span text:style-name="T8">This is the Gospel of the Lord.</text:span></text:p>
            <text:p><text:span text:style-name="T7">C: </text:span><text:span text:style-name="T9">Praise to You, O Chri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4T10:04:51.138000000</meta:creation-date>
    <dc:date>2017-04-14T16:12:14.049000000</dc:date>
    <meta:editing-duration>PT4M17S</meta:editing-duration>
    <meta:editing-cycles>3</meta:editing-cycles>
    <meta:generator>LibreOffice/5.2.6.2$Windows_X86_64 LibreOffice_project/a3100ed2409ebf1c212f5048fbe377c281438fdc</meta:generator>
    <meta:document-statistic meta:object-count="45"/>
  </office:meta>
</office:document-meta>
</file>